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1d6e04"/>
    </style:style>
    <style:style style:name="P2" style:family="paragraph" style:parent-style-name="Standard">
      <style:text-properties officeooo:paragraph-rsid="001f3f4b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officeooo:rsid="001d6e04" officeooo:paragraph-rsid="001d6e04"/>
    </style:style>
    <style:style style:name="P5" style:family="paragraph" style:parent-style-name="List_20_Paragraph">
      <style:text-properties officeooo:rsid="001d6e04" officeooo:paragraph-rsid="001e7327"/>
    </style:style>
    <style:style style:name="P6" style:family="paragraph" style:parent-style-name="List_20_Paragraph">
      <style:text-properties officeooo:rsid="001d6e04" officeooo:paragraph-rsid="001efe6a"/>
    </style:style>
    <style:style style:name="P7" style:family="paragraph" style:parent-style-name="List_20_Paragraph">
      <style:text-properties officeooo:rsid="001d6e04" officeooo:paragraph-rsid="001f3f4b"/>
    </style:style>
    <style:style style:name="P8" style:family="paragraph" style:parent-style-name="List_20_Paragraph">
      <style:text-properties officeooo:paragraph-rsid="001d6e04"/>
    </style:style>
    <style:style style:name="P9" style:family="paragraph" style:parent-style-name="List_20_Paragraph">
      <style:text-properties officeooo:paragraph-rsid="001efe6a"/>
    </style:style>
    <style:style style:name="P10" style:family="paragraph" style:parent-style-name="List_20_Paragraph">
      <style:text-properties officeooo:paragraph-rsid="001f3f4b"/>
    </style:style>
    <style:style style:name="P11" style:family="paragraph" style:parent-style-name="List_20_Paragraph">
      <style:text-properties officeooo:paragraph-rsid="00236348"/>
    </style:style>
    <style:style style:name="P12" style:family="paragraph" style:parent-style-name="List_20_Paragraph" style:list-style-name="WWNum1" style:master-page-name="Standard">
      <style:paragraph-properties style:page-number="auto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officeooo:rsid="001f3f4b" officeooo:paragraph-rsid="001f3f4b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rsid="0020915b" officeooo:paragraph-rsid="0020915b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20915b" officeooo:paragraph-rsid="00236348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paragraph-rsid="00236348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officeooo:rsid="00236348" officeooo:paragraph-rsid="00236348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normal" style:font-size-asian="12pt" style:font-weight-asian="normal" style:font-weight-complex="normal"/>
    </style:style>
    <style:style style:name="T3" style:family="text">
      <style:text-properties fo:font-size="12pt" fo:font-weight="normal" officeooo:rsid="001e7327" style:font-size-asian="12pt" style:font-weight-asian="normal" style:font-weight-complex="normal"/>
    </style:style>
    <style:style style:name="T4" style:family="text">
      <style:text-properties fo:font-size="12pt" fo:font-weight="normal" officeooo:rsid="001efe6a" style:font-size-asian="12pt" style:font-weight-asian="normal" style:font-weight-complex="normal"/>
    </style:style>
    <style:style style:name="T5" style:family="text">
      <style:text-properties fo:font-size="12pt" fo:font-weight="normal" officeooo:rsid="001f3f4b" style:font-size-asian="12pt" style:font-weight-asian="normal" style:font-weight-complex="normal"/>
    </style:style>
    <style:style style:name="T6" style:family="text">
      <style:text-properties fo:font-size="12pt" fo:font-weight="normal" officeooo:rsid="0020915b" style:font-size-asian="12pt" style:font-weight-asian="normal" style:font-weight-complex="normal"/>
    </style:style>
    <style:style style:name="T7" style:family="text">
      <style:text-properties fo:font-size="12pt" fo:font-weight="normal" officeooo:rsid="002207ad" style:font-size-asian="12pt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36348"/>
    </style:style>
    <style:style style:name="T10" style:family="text">
      <style:text-properties officeooo:rsid="001efe6a"/>
    </style:style>
    <style:style style:name="T11" style:family="text">
      <style:text-properties officeooo:rsid="00236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1904132" text:style-name="WWNum1">
        <text:list-item>
          <text:p text:style-name="P12"><text:span text:style-name="T1">Menú Principal del Sistema</text:span></text:p>
        </text:list-item>
      </text:list>
      <text:p text:style-name="List_20_Paragraph">Objetivo: Menú Principal del sistema de préstamos.</text:p>
      <text:p text:style-name="List_20_Paragraph">Entorno: W_OPCION_MENU</text:p>
      <text:p text:style-name="List_20_Paragraph">Cuerpo Principal:</text:p>
      <text:p text:style-name="List_20_Paragraph">Inicio</text:p>
      <text:p text:style-name="List_20_Paragraph"><text:s text:c="2"/>Ejecutar PROCESO_INCIAL</text:p>
      <text:p text:style-name="List_20_Paragraph"><text:s/>Mientras W_OPCION_MENU&lt;&gt;0</text:p>
      <text:p text:style-name="List_20_Paragraph"><text:s text:c="4"/>Ejecutar PROCESO_PRINCIPAL</text:p>
      <text:p text:style-name="List_20_Paragraph"><text:s/>Fin_mientras</text:p>
      <text:p text:style-name="List_20_Paragraph"><text:s/>Ejecutar PROCESO_FINAL</text:p>
      <text:p text:style-name="List_20_Paragraph">Fin</text:p>
      <text:p text:style-name="List_20_Paragraph">Rutinas:</text:p>
      <text:p text:style-name="List_20_Paragraph">PROCESO_INICIAL:</text:p>
      <text:p text:style-name="List_20_Paragraph">Imprimir “Menú principal del Sistema de préstamos”</text:p>
      <text:p text:style-name="List_20_Paragraph">Ejecutar INGRESAR_OPCION_MENU<text:tab/></text:p>
      <text:p text:style-name="List_20_Paragraph">Retorno</text:p>
      <text:p text:style-name="List_20_Paragraph"/>
      <text:p text:style-name="List_20_Paragraph">PROCESO_PRINCIPAL:</text:p>
      <text:p text:style-name="List_20_Paragraph">Evaluar W_OPCION_MENU</text:p>
      <text:p text:style-name="List_20_Paragraph"><text:s text:c="2"/>W_OPCION_MENU=1</text:p>
      <text:p text:style-name="List_20_Paragraph"><text:s text:c="4"/>Programa “MAN_CLIENTES”</text:p>
      <text:p text:style-name="List_20_Paragraph"><text:s text:c="2"/>W_OPCION_MENU=2</text:p>
      <text:p text:style-name="List_20_Paragraph"><text:s text:c="4"/>Programa “MAN_PRESTAMOS”</text:p>
      <text:p text:style-name="List_20_Paragraph"><text:s text:c="2"/>W_OPCION_MENU=3</text:p>
      <text:p text:style-name="List_20_Paragraph"><text:s text:c="4"/>Programa “GEN_DOCUMENTOS”</text:p>
      <text:p text:style-name="List_20_Paragraph"><text:s text:c="2"/>W_OPCION_MENU=4</text:p>
      <text:p text:style-name="List_20_Paragraph"><text:s text:c="4"/>Programa “CON_PRESTAMOS”</text:p>
      <text:p text:style-name="List_20_Paragraph"><text:s text:c="2"/>W_OPCION_MENU=5</text:p>
      <text:p text:style-name="List_20_Paragraph"><text:s text:c="4"/>Programa “LIST_PRESTAMOS”</text:p>
      <text:p text:style-name="List_20_Paragraph"><text:s/>Otro</text:p>
      <text:p text:style-name="List_20_Paragraph"><text:s text:c="4"/>Imprimir “Error: Opción incorrecta “</text:p>
      <text:p text:style-name="List_20_Paragraph"><text:s/>Fin_evaluar</text:p>
      <text:p text:style-name="List_20_Paragraph"><text:s/>Ejecutar INGRESAR_OPCION_MENU</text:p>
      <text:p text:style-name="List_20_Paragraph">Retorno</text:p>
      <text:p text:style-name="List_20_Paragraph"/>
      <text:p text:style-name="List_20_Paragraph">PROCESO_FINAL:</text:p>
      <text:p text:style-name="List_20_Paragraph"><text:s/>Imprimir “** Fin del proceso**”</text:p>
      <text:p text:style-name="List_20_Paragraph">Retorno</text:p>
      <text:p text:style-name="List_20_Paragraph"/>
      <text:p text:style-name="List_20_Paragraph">INGRESAR_OPCION_MENU:</text:p>
      <text:p text:style-name="List_20_Paragraph"><text:s/>Imprimir “Sistema de préstamos”</text:p>
      <text:p text:style-name="List_20_Paragraph"><text:s/>Imprimir “MENU PRINCIPAL”</text:p>
      <text:p text:style-name="List_20_Paragraph"><text:s/>Imprimir “1) Mantenimiento de Clientes”</text:p>
      <text:p text:style-name="List_20_Paragraph"><text:s/>Imprimir “2) Mantenimiento de Prestamos”</text:p>
      <text:p text:style-name="List_20_Paragraph"><text:s/>Imprimir “3) Gerenciador de Documentos”</text:p>
      <text:p text:style-name="List_20_Paragraph"><text:s/>Imprimir “4) Consulta de Prestamos”</text:p>
      <text:p text:style-name="List_20_Paragraph"><text:s/>Imprimir “5) Lista de préstamos”</text:p>
      <text:p text:style-name="List_20_Paragraph"><text:s/>Ingresar “Ingrese opción (1-5) o Enter para fin:”, W_OPCION_MENU</text:p>
      <text:p text:style-name="List_20_Paragraph"><text:soft-page-break/>Retorno</text:p>
      <text:p text:style-name="List_20_Paragraph"/>
      <text:list xml:id="list164152351483714" text:continue-numbering="true" text:style-name="WWNum1">
        <text:list-item>
          <text:p text:style-name="P3"><text:span text:style-name="T1">ABM/C DEL MAESTRO DE CLIENTES:</text:span></text:p>
        </text:list-item>
      </text:list>
      <text:p text:style-name="List_20_Paragraph"/>
      <text:p text:style-name="List_20_Paragraph">Objetivo: Mantenimiento de Clientes</text:p>
      <text:p text:style-name="List_20_Paragraph"/>
      <text:p text:style-name="List_20_Paragraph">Entorno: </text:p>
      <text:p text:style-name="List_20_Paragraph"><text:s/>W_COD_CLIENTE es numérico</text:p>
      <text:p text:style-name="List_20_Paragraph"><text:s/>W_OPCION es alfanumérico</text:p>
      <text:p text:style-name="List_20_Paragraph"><text:s/>W_RESPUESTA es alfanumérico</text:p>
      <text:p text:style-name="List_20_Paragraph"/>
      <text:p text:style-name="List_20_Paragraph">Archivo CLIENTE</text:p>
      <text:p text:style-name="List_20_Paragraph"><text:s/>Registro REG_CLIENTE</text:p>
      <text:p text:style-name="List_20_Paragraph"><text:s text:c="2"/>COD_CLIENTE es numérico</text:p>
      <text:p text:style-name="List_20_Paragraph"><text:s text:c="2"/>NOMBRE es alfanumérico</text:p>
      <text:p text:style-name="List_20_Paragraph"><text:s text:c="2"/>DIRECCION es alfanumérico</text:p>
      <text:p text:style-name="List_20_Paragraph"><text:s text:c="2"/>SALDO_ACTUAL es numérico</text:p>
      <text:p text:style-name="List_20_Paragraph"><text:s/>Fin_registro</text:p>
      <text:p text:style-name="List_20_Paragraph">Prefijo CLI</text:p>
      <text:p text:style-name="List_20_Paragraph"/>
      <text:p text:style-name="List_20_Paragraph">Archivo PRESTAMO</text:p>
      <text:p text:style-name="List_20_Paragraph"><text:s/>Registro REG_PRESTAMO</text:p>
      <text:p text:style-name="List_20_Paragraph"><text:s text:c="2"/>NRO_PRESTAMO es numérico</text:p>
      <text:p text:style-name="List_20_Paragraph"><text:s text:c="2"/>COD_CLIENTE es numérico</text:p>
      <text:p text:style-name="List_20_Paragraph"><text:s text:c="2"/>FEC_INICIO es numérico</text:p>
      <text:p text:style-name="List_20_Paragraph"><text:s text:c="2"/>MONTO es numérico</text:p>
      <text:p text:style-name="List_20_Paragraph"><text:s text:c="2"/>CANT_DOCUM es numérico</text:p>
      <text:p text:style-name="List_20_Paragraph"><text:s text:c="2"/>MESES_VTO es numérico</text:p>
      <text:p text:style-name="List_20_Paragraph"><text:s text:c="2"/>TASA es numérico</text:p>
      <text:p text:style-name="List_20_Paragraph"><text:s text:c="2"/>APROBADO es alfanumérico</text:p>
      <text:p text:style-name="List_20_Paragraph"><text:s/>Fin_registro</text:p>
      <text:p text:style-name="List_20_Paragraph">Prefijo PRE</text:p>
      <text:p text:style-name="List_20_Paragraph"/>
      <text:p text:style-name="List_20_Paragraph">Archivo DOCUMENTO</text:p>
      <text:p text:style-name="List_20_Paragraph"><text:s/>Registro REG_DOCUMENTO</text:p>
      <text:p text:style-name="List_20_Paragraph"><text:s text:c="2"/>NRO_PRESTAMO es numérico</text:p>
      <text:p text:style-name="List_20_Paragraph"><text:s text:c="2"/>NRO_DOCUMENTO es numérico</text:p>
      <text:p text:style-name="List_20_Paragraph"><text:s text:c="2"/>MONTO_CAPITAL es numérico</text:p>
      <text:p text:style-name="List_20_Paragraph"><text:s text:c="2"/>MONTO_INTERES es numérico</text:p>
      <text:p text:style-name="List_20_Paragraph"><text:s text:c="2"/>MONTO_PAGADO es numérico</text:p>
      <text:p text:style-name="List_20_Paragraph"><text:s text:c="2"/>FEC_VENCIMIENTO es numérico</text:p>
      <text:p text:style-name="List_20_Paragraph"><text:s text:c="2"/>FEC_ULT_PAGO es numérico</text:p>
      <text:p text:style-name="List_20_Paragraph"><text:s/>Fin_registro</text:p>
      <text:p text:style-name="List_20_Paragraph">Prefijo DOC</text:p>
      <text:p text:style-name="List_20_Paragraph"/>
      <text:p text:style-name="List_20_Paragraph">Cuerpo Principal</text:p>
      <text:p text:style-name="List_20_Paragraph">Inicio</text:p>
      <text:p text:style-name="List_20_Paragraph"><text:s/>Ejecutar PROCESO_INICIAL</text:p>
      <text:p text:style-name="List_20_Paragraph"><text:soft-page-break/><text:s/>Mientras W_COD_CLIENTE&lt;&gt;0</text:p>
      <text:p text:style-name="List_20_Paragraph"><text:s text:c="2"/>Ejecutar PROCESO_PRINCIPAL</text:p>
      <text:p text:style-name="List_20_Paragraph"><text:s/>Fin_mientras</text:p>
      <text:p text:style-name="List_20_Paragraph"><text:s/>Ejecutar PROCESO_FINAL</text:p>
      <text:p text:style-name="List_20_Paragraph">Fin</text:p>
      <text:p text:style-name="List_20_Paragraph"/>
      <text:p text:style-name="List_20_Paragraph">Rutinas</text:p>
      <text:p text:style-name="List_20_Paragraph">PROCESO_INICIAL:</text:p>
      <text:p text:style-name="List_20_Paragraph"><text:s/>Imprimir “Mantenimiento de Clientes”</text:p>
      <text:p text:style-name="List_20_Paragraph">Ejecutar ABRIR_ARCHIVOS</text:p>
      <text:p text:style-name="List_20_Paragraph">Ejecutar INGRESAR_COD_CLIENTE</text:p>
      <text:p text:style-name="List_20_Paragraph">Retorno</text:p>
      <text:p text:style-name="List_20_Paragraph"/>
      <text:p text:style-name="List_20_Paragraph">PROCESO_PRINCIPAL</text:p>
      <text:p text:style-name="List_20_Paragraph">Ejecutar LEER_CLIENTE</text:p>
      <text:p text:style-name="List_20_Paragraph"><text:s/>Si existe(CLIENTE)</text:p>
      <text:p text:style-name="List_20_Paragraph"><text:s text:c="2"/>Ejecutar IMPRIMIR_DATOS_CLIENTE</text:p>
      <text:p text:style-name="List_20_Paragraph"><text:s text:c="2"/>Ejecutar INGRESAR_OPCION_MANTENIMIENTO</text:p>
      <text:p text:style-name="List_20_Paragraph"><text:s text:c="2"/>Si W_OPCION=”B”</text:p>
      <text:p text:style-name="List_20_Paragraph"><text:s text:c="3"/>Ejecutar BAJA_CLIENTE</text:p>
      <text:p text:style-name="List_20_Paragraph"><text:s/>Sino</text:p>
      <text:p text:style-name="List_20_Paragraph"><text:s text:c="2"/>Si W_OPCION= “M” </text:p>
      <text:p text:style-name="List_20_Paragraph"><text:s text:c="3"/>Ejecutar MODIFICACION_CLIENTE</text:p>
      <text:p text:style-name="List_20_Paragraph"><text:s text:c="2"/>Fin_si</text:p>
      <text:p text:style-name="List_20_Paragraph">Fin_si</text:p>
      <text:p text:style-name="List_20_Paragraph">Sino</text:p>
      <text:p text:style-name="List_20_Paragraph">Ejecutar ALTA_CLIENTE</text:p>
      <text:p text:style-name="List_20_Paragraph">Fin_si</text:p>
      <text:p text:style-name="List_20_Paragraph">Ejecutar INGRESAR_COD_CLIENTE</text:p>
      <text:p text:style-name="List_20_Paragraph">Retorno</text:p>
      <text:p text:style-name="List_20_Paragraph"/>
      <text:p text:style-name="List_20_Paragraph">PROCESO_FINAL:</text:p>
      <text:p text:style-name="List_20_Paragraph"><text:s/>Ejecutar CERRAR_ARCHIVOS</text:p>
      <text:p text:style-name="List_20_Paragraph"><text:s/>Imprimir “** Fin de proceso**”</text:p>
      <text:p text:style-name="List_20_Paragraph">Retorno</text:p>
      <text:p text:style-name="List_20_Paragraph"/>
      <text:p text:style-name="List_20_Paragraph"><text:s/>ABRIR_ARCHIVOS:</text:p>
      <text:p text:style-name="List_20_Paragraph"><text:s text:c="2"/>Abrir CLIENTE</text:p>
      <text:p text:style-name="List_20_Paragraph"><text:s text:c="2"/>Abrir PRESTAMO</text:p>
      <text:p text:style-name="List_20_Paragraph"><text:s text:c="2"/>Abrir DOCUMENTO</text:p>
      <text:p text:style-name="List_20_Paragraph"><text:s/>Retorno</text:p>
      <text:p text:style-name="List_20_Paragraph"/>
      <text:p text:style-name="List_20_Paragraph">ALTA_CLIENTE:</text:p>
      <text:p text:style-name="List_20_Paragraph"><text:s/>Ingresar “Cliente no existe, ¿Desea crear uno (S/N):”, W_RESPUESTA</text:p>
      <text:p text:style-name="List_20_Paragraph"><text:s/>Si W_RESPUESTA=” S”</text:p>
      <text:p text:style-name="List_20_Paragraph"><text:s text:c="2"/>Ejecutar INGRESAR_DATOS_CLIENTE</text:p>
      <text:p text:style-name="List_20_Paragraph"><text:s text:c="2"/>CLI_SALDO_ACTUAL=0</text:p>
      <text:p text:style-name="List_20_Paragraph"><text:s text:c="2"/>Ejecutar INGRESAR_CONFIRMACION</text:p>
      <text:p text:style-name="List_20_Paragraph"><text:soft-page-break/><text:s text:c="2"/>Si W_CONFIRMACION= “S” </text:p>
      <text:p text:style-name="List_20_Paragraph"><text:s text:c="3"/>Grabar REG_CLIENTE</text:p>
      <text:p text:style-name="List_20_Paragraph"><text:s/>Fin_si</text:p>
      <text:p text:style-name="List_20_Paragraph">Fin_si</text:p>
      <text:p text:style-name="List_20_Paragraph">Retorno</text:p>
      <text:p text:style-name="List_20_Paragraph"/>
      <text:p text:style-name="List_20_Paragraph">MODIFICACION_CLIENTE:</text:p>
      <text:p text:style-name="List_20_Paragraph"><text:s/>Ejecutar INGRESAR_DATOS_CLIENTE</text:p>
      <text:p text:style-name="List_20_Paragraph"><text:s/>Ejecutar INGRESAR_CONFIRMACION</text:p>
      <text:p text:style-name="List_20_Paragraph"><text:s/>Si W_CONFIRMACION=” S”</text:p>
      <text:p text:style-name="List_20_Paragraph"><text:s text:c="2"/>Regrabar REG_CLIENTE</text:p>
      <text:p text:style-name="List_20_Paragraph"><text:s/>Fin_si</text:p>
      <text:p text:style-name="List_20_Paragraph">Retorno</text:p>
      <text:p text:style-name="List_20_Paragraph"/>
      <text:p text:style-name="List_20_Paragraph">BAJA_CLIENTE:</text:p>
      <text:p text:style-name="List_20_Paragraph"><text:s/>Ejecutar UBICAR_PRESTAMO_CLAVE2</text:p>
      <text:p text:style-name="List_20_Paragraph"><text:s text:c="2"/>Si PRE_COD_CLIENTE=W_COD_CLIENTE</text:p>
      <text:p text:style-name="List_20_Paragraph"><text:s text:c="3"/>Imprimir “No se puede eliminar, el cliente tiene un préstamo”</text:p>
      <text:p text:style-name="List_20_Paragraph"><text:s text:c="2"/>Sino</text:p>
      <text:p text:style-name="List_20_Paragraph"><text:s text:c="3"/>Ejecutar INGRESAR_CONFIRMACION</text:p>
      <text:p text:style-name="List_20_Paragraph"><text:s text:c="3"/>Si W_CONFIRMACION=” S”</text:p>
      <text:p text:style-name="List_20_Paragraph"><text:s text:c="4"/>Borrar REG_CLIENTE</text:p>
      <text:p text:style-name="List_20_Paragraph"><text:s text:c="2"/>Fin_si</text:p>
      <text:p text:style-name="List_20_Paragraph">Fin_si</text:p>
      <text:p text:style-name="List_20_Paragraph">Retorno</text:p>
      <text:p text:style-name="List_20_Paragraph"/>
      <text:p text:style-name="List_20_Paragraph">CERRAR_ARCHIVOS:</text:p>
      <text:p text:style-name="List_20_Paragraph"><text:s/>Cerrar CLIENTE</text:p>
      <text:p text:style-name="List_20_Paragraph"><text:s/>Cerrar PRESTAMO</text:p>
      <text:p text:style-name="List_20_Paragraph"><text:s/>Cerrar DOCUMENTO</text:p>
      <text:p text:style-name="List_20_Paragraph"/>
      <text:p text:style-name="List_20_Paragraph">INGRESAR_COD_CLIENTE:</text:p>
      <text:p text:style-name="List_20_Paragraph">Ingresar “Ingrese código de cliente (Enter p/ fin) “, W_COD_CLIENTE</text:p>
      <text:p text:style-name="List_20_Paragraph">Retorno</text:p>
      <text:p text:style-name="List_20_Paragraph"/>
      <text:p text:style-name="List_20_Paragraph">LEER_CLIENTE:</text:p>
      <text:p text:style-name="List_20_Paragraph">CLI_COD_CLIENTE=W_COD_CLIENTE</text:p>
      <text:p text:style-name="List_20_Paragraph">Clave CLI_COD_CLIENTE</text:p>
      <text:p text:style-name="List_20_Paragraph">Leer REG_CLIENTE</text:p>
      <text:p text:style-name="List_20_Paragraph">Retorno</text:p>
      <text:p text:style-name="List_20_Paragraph"/>
      <text:p text:style-name="List_20_Paragraph">IMPRIMIR_DATOS_CLIENTE</text:p>
      <text:p text:style-name="List_20_Paragraph">Imprimir “Código<text:tab/>: “, CLI_COD_CLIENTE</text:p>
      <text:p text:style-name="List_20_Paragraph">Imprimir “Nombre<text:tab/>:”, CLI_NOMBRE</text:p>
      <text:p text:style-name="List_20_Paragraph">Imprimir “Dirección<text:tab/>:”, CLI_DIRECCION</text:p>
      <text:p text:style-name="List_20_Paragraph">Imprimir “Saldo Actual<text:tab/>:”, CLI_SALDO_ACTUAL</text:p>
      <text:p text:style-name="List_20_Paragraph">Retorno</text:p>
      <text:p text:style-name="List_20_Paragraph"/>
      <text:p text:style-name="List_20_Paragraph"><text:soft-page-break/>INGRESAR_OPCION_MANTENIMIENTO</text:p>
      <text:p text:style-name="List_20_Paragraph"><text:s/>Repetir</text:p>
      <text:p text:style-name="List_20_Paragraph"><text:s text:c="2"/>Ingresar “Desea (B)aja, (M)odificacion o (C)onsulta “, W_OPCION</text:p>
      <text:p text:style-name="List_20_Paragraph"><text:s/><text:span text:style-name="T8">Hasta W_OPCION=” B” or “M” or “C”</text:span></text:p>
      <text:p text:style-name="List_20_Paragraph">Retorno</text:p>
      <text:p text:style-name="List_20_Paragraph"/>
      <text:p text:style-name="List_20_Paragraph">INGRESAR_DATOS_CLIENTE:</text:p>
      <text:p text:style-name="List_20_Paragraph">Repetir <text:line-break/> ingresar “Ingrese nombre del cliente valido: “, W_NOMBRE</text:p>
      <text:p text:style-name="List_20_Paragraph">Hasta que W_NOMBRE &lt;&gt; “”</text:p>
      <text:p text:style-name="List_20_Paragraph"/>
      <text:p text:style-name="List_20_Paragraph">Repetir</text:p>
      <text:p text:style-name="List_20_Paragraph"><text:s/>Ingrese “Dirección del cliente valido:”, W_DIRECCION</text:p>
      <text:p text:style-name="List_20_Paragraph">Hasta que W_DIRECCION &lt;&gt; “”</text:p>
      <text:p text:style-name="List_20_Paragraph">Retorno</text:p>
      <text:p text:style-name="List_20_Paragraph"/>
      <text:p text:style-name="List_20_Paragraph">INGRESAR_CONFIRMACION:</text:p>
      <text:p text:style-name="List_20_Paragraph">Repetir</text:p>
      <text:p text:style-name="List_20_Paragraph"><text:s/>Ingresar “¿Desea continuar? (S/N) : “, W_CONFIRMACION</text:p>
      <text:p text:style-name="List_20_Paragraph">Hasta que W_CONFIRMACION = “S” or “N”</text:p>
      <text:p text:style-name="List_20_Paragraph">Retorno</text:p>
      <text:p text:style-name="List_20_Paragraph"/>
      <text:p text:style-name="List_20_Paragraph">UBICAR_PRESTAMO_CLAVE2:</text:p>
      <text:p text:style-name="List_20_Paragraph">PRE_COD_CLIENTE=W_COD_CLIENTE</text:p>
      <text:p text:style-name="List_20_Paragraph">PRE_NRO_PRESTAMO=0</text:p>
      <text:p text:style-name="List_20_Paragraph">Clave PRE_COD_CLIENTE + PRE_NRO_PRESTAMO</text:p>
      <text:p text:style-name="List_20_Paragraph"><text:s/>Ubicar REG_PRESTAMO</text:p>
      <text:p text:style-name="List_20_Paragraph">Ejecutar LEER_SGTE_PRESTAMO</text:p>
      <text:p text:style-name="List_20_Paragraph">Retorno</text:p>
      <text:p text:style-name="List_20_Paragraph"/>
      <text:p text:style-name="List_20_Paragraph">LEER_SGTE_PRESTAMO:</text:p>
      <text:p text:style-name="List_20_Paragraph"><text:s/>Si eof(PRESTAMO)</text:p>
      <text:p text:style-name="List_20_Paragraph"><text:s text:c="3"/>PRE_COD_CLIENTE=0</text:p>
      <text:p text:style-name="List_20_Paragraph"><text:s text:c="3"/>PRE_NRO_PRESTAMO=0</text:p>
      <text:p text:style-name="List_20_Paragraph"><text:s/>Sino</text:p>
      <text:p text:style-name="List_20_Paragraph"><text:s text:c="2"/>Leer REG_PRESTAMO</text:p>
      <text:p text:style-name="List_20_Paragraph"><text:s/>Fin_si</text:p>
      <text:p text:style-name="List_20_Paragraph">Retorno</text:p>
      <text:p text:style-name="List_20_Paragraph"/>
      <text:p text:style-name="List_20_Paragraph"><text:span text:style-name="T1">3) A/B/M PRESTAMOS</text:span></text:p>
      <text:p text:style-name="P4"><text:span text:style-name="T1">Objetivo:</text:span><text:span text:style-name="T2"> Mantenimiento de Prestamos</text:span></text:p>
      <text:p text:style-name="P4"><text:span text:style-name="T2">Entorno:</text:span></text:p>
      <text:p text:style-name="P4"><text:span text:style-name="T2">W_NRO_PRESTAMO es numerico</text:span></text:p>
      <text:p text:style-name="P1"><text:s text:c="15"/>W_OPCION es alfanumérico</text:p>
      <text:p text:style-name="P8"><text:s/>W_RESPUESTA es alfanumérico</text:p>
      <text:p text:style-name="P8"/>
      <text:p text:style-name="P8"><text:soft-page-break/>Archivo CLIENTE</text:p>
      <text:p text:style-name="P8"><text:s/>Registro REG_CLIENTE</text:p>
      <text:p text:style-name="P8"><text:s text:c="2"/>COD_CLIENTE es numérico</text:p>
      <text:p text:style-name="P8"><text:s text:c="2"/>NOMBRE es alfanumérico</text:p>
      <text:p text:style-name="P8"><text:s text:c="2"/>DIRECCION es alfanumérico</text:p>
      <text:p text:style-name="P8"><text:s text:c="2"/>SALDO_ACTUAL es numérico</text:p>
      <text:p text:style-name="P8"><text:s/>Fin_registro</text:p>
      <text:p text:style-name="P8">Prefijo CLI</text:p>
      <text:p text:style-name="P8"/>
      <text:p text:style-name="P8">Archivo PRESTAMO</text:p>
      <text:p text:style-name="P8"><text:s/>Registro REG_PRESTAMO</text:p>
      <text:p text:style-name="P8"><text:s text:c="2"/>NRO_PRESTAMO es numérico</text:p>
      <text:p text:style-name="P8"><text:s text:c="2"/>COD_CLIENTE es numérico</text:p>
      <text:p text:style-name="P8"><text:s text:c="2"/>FEC_INICIO es numérico</text:p>
      <text:p text:style-name="P8"><text:s text:c="2"/>MONTO es numérico</text:p>
      <text:p text:style-name="P8"><text:s text:c="2"/>CANT_DOCUM es numérico</text:p>
      <text:p text:style-name="P8"><text:s text:c="2"/>MESES_VTO es numérico</text:p>
      <text:p text:style-name="P8"><text:s text:c="2"/>TASA es numérico</text:p>
      <text:p text:style-name="P8"><text:s text:c="2"/>APROBADO es alfanumérico</text:p>
      <text:p text:style-name="P8"><text:s/>Fin_registro</text:p>
      <text:p text:style-name="P8">Prefijo PRE</text:p>
      <text:p text:style-name="P8"/>
      <text:p text:style-name="P8">Archivo DOCUMENTO</text:p>
      <text:p text:style-name="P8"><text:s/>Registro REG_DOCUMENTO</text:p>
      <text:p text:style-name="P8"><text:s text:c="2"/>NRO_PRESTAMO es numérico</text:p>
      <text:p text:style-name="P8"><text:s text:c="2"/>NRO_DOCUMENTO es numérico</text:p>
      <text:p text:style-name="P8"><text:s text:c="2"/>MONTO_CAPITAL es numérico</text:p>
      <text:p text:style-name="P8"><text:s text:c="2"/>MONTO_INTERES es numérico</text:p>
      <text:p text:style-name="P8"><text:s text:c="2"/>MONTO_PAGADO es numérico</text:p>
      <text:p text:style-name="P8"><text:s text:c="2"/>FEC_VENCIMIENTO es numérico</text:p>
      <text:p text:style-name="P8"><text:s text:c="2"/>FEC_ULT_PAGO es numérico</text:p>
      <text:p text:style-name="P8"><text:s/>Fin_registro</text:p>
      <text:p text:style-name="P4"><text:span text:style-name="T2">Prefijo DOC</text:span></text:p>
      <text:p text:style-name="P4"><text:span text:style-name="T2">Cuerpo Principal</text:span></text:p>
      <text:p text:style-name="P4"><text:span text:style-name="T2">inicio</text:span></text:p>
      <text:p text:style-name="P4"><text:span text:style-name="T2">ejecutar PROCESO_INICIAL</text:span></text:p>
      <text:p text:style-name="P4"><text:span text:style-name="T2"><text:s/>mientras PRE_NRO_PRESTAMO&lt;&gt;0</text:span></text:p>
      <text:p text:style-name="P4"><text:span text:style-name="T2"><text:s text:c="4"/>ejecutar PROCESO_PRINCIPAL</text:span></text:p>
      <text:p text:style-name="P4"><text:span text:style-name="T2"><text:s text:c="2"/>fin_mientras</text:span></text:p>
      <text:p text:style-name="P4"><text:span text:style-name="T2"><text:s/>ejecutar PROCESO_FINAL</text:span></text:p>
      <text:p text:style-name="P4"><text:span text:style-name="T2">fin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Rutinas</text:span></text:p>
      <text:p text:style-name="P4"><text:span text:style-name="T2">PROCESO_INICIAL:</text:span></text:p>
      <text:p text:style-name="P4"><text:span text:style-name="T2"><text:s/>imprimir “Mantenimiento de prestamos”</text:span></text:p>
      <text:p text:style-name="P4"><text:span text:style-name="T2"><text:s/>ejecutar ABRIR_ARCHIVOS</text:span></text:p>
      <text:p text:style-name="P4"><text:span text:style-name="T2"><text:s/>ejecutar INGRESAR_COD_PRESTAMO</text:span></text:p>
      <text:p text:style-name="P4"><text:span text:style-name="T2">retorno</text:span></text:p>
      <text:p text:style-name="P4"><text:span text:style-name="T2">PROCESO_PRINCIPAL:</text:span></text:p>
      <text:p text:style-name="P4"><text:span text:style-name="T2">ejecutar LEER_PRESTAMO</text:span></text:p>
      <text:p text:style-name="P5"><text:span text:style-name="T2"><text:s text:c="2"/>si existe(PRESTAMO)<text:line-break/> <text:s text:c="4"/></text:span><text:span text:style-name="T3">ejecutar IMPRIMIR_DATOS_PRESTAMO</text:span></text:p>
      <text:p text:style-name="P4"><text:span text:style-name="T2"><text:s text:c="5"/></text:span><text:span text:style-name="T3">si PRE_APROBADO=”S”</text:span></text:p>
      <text:p text:style-name="P4"><text:span text:style-name="T3"><text:s text:c="10"/>imprimir “El prestamo ya ha sido aprobado”</text:span></text:p>
      <text:p text:style-name="P6"><text:span text:style-name="T3"><text:s text:c="5"/>sino<text:line-break/> <text:s text:c="9"/>ejecutar INGRESAR_OPCION_MANTENIMIENTO<text:line-break/> <text:s text:c="10"/>Si W_OPCION=”B”</text:span></text:p>
      <text:p text:style-name="P9"><text:s text:c="16"/>Ejecutar BAJA_<text:span text:style-name="T10">PRESTAMO</text:span></text:p>
      <text:p text:style-name="P9"><text:s text:c="12"/>Sino</text:p>
      <text:p text:style-name="P9"><text:s text:c="13"/>Si W_OPCION= “M” </text:p>
      <text:p text:style-name="P9"><text:s text:c="18"/>Ejecutar MODIFICACION_<text:span text:style-name="T10">PRESTAMO</text:span></text:p>
      <text:p text:style-name="P6"><text:span text:style-name="T3"><text:s text:c="11"/></text:span><text:span text:style-name="T4">sino<text:line-break/> <text:s text:c="10"/>si W_OPCION=”AP”</text:span></text:p>
      <text:p text:style-name="P6"><text:span text:style-name="T4"><text:s text:c="16"/>ejecutar APROBACION_PRESTAMO<text:line-break/> <text:s text:c="11"/>fin_si</text:span><text:span text:style-name="T3"> <text:s text:c="9"/><text:line-break/> <text:s text:c="9"/>Fin_si<text:line-break/> </text:span><text:span text:style-name="T5">fin_si<text:line-break/>sino<text:line-break/> <text:s text:c="2"/>ejecutar ALTA_PRESTAMO<text:line-break/>fin_si<text:line-break/>ejecutar INGRESAR_COD_PRESTAMO<text:line-break/>retorno</text:span></text:p>
      <text:p text:style-name="P2">ABRIR_ARCHIVOS:</text:p>
      <text:p text:style-name="P10"><text:s text:c="2"/>Abrir CLIENTE</text:p>
      <text:p text:style-name="P10"><text:s text:c="2"/>Abrir PRESTAMO</text:p>
      <text:p text:style-name="P10"><text:s text:c="2"/>Abrir DOCUMENTO</text:p>
      <text:p text:style-name="P7"><text:span text:style-name="T5"><text:s/>Retorno</text:span></text:p>
      <text:p text:style-name="P13"><text:span text:style-name="T2">INGRESAR_COD_PRESTAMO:</text:span></text:p>
      <text:p text:style-name="P13"><text:span text:style-name="T2"><text:s text:c="3"/>ingresar “Ingrese el codigo del prestamo e/ para fin :”, W_</text:span><text:span text:style-name="T6">NRO</text:span><text:span text:style-name="T2">_PRESTAMO<text:line-break/>retorno</text:span></text:p>
      <text:p text:style-name="P13"><text:span text:style-name="T2">LEER_PRESTAMO:</text:span><text:span text:style-name="T6"><text:line-break/> <text:s text:c="2"/>PRE_NRO_PRESTAMO=W_NRO_PRESTAMO<text:line-break/> <text:s text:c="2"/>clave PRE_NRO_PRESTAMO</text:span></text:p>
      <text:p text:style-name="P13"><text:span text:style-name="T6"><text:s text:c="3"/>leer REG_PRESTAMO</text:span></text:p>
      <text:p text:style-name="P14"><text:span text:style-name="T2">retorno</text:span></text:p>
      <text:p text:style-name="P14"><text:span text:style-name="T2"/></text:p>
      <text:p text:style-name="P14"><text:soft-page-break/><text:span text:style-name="T2">IMPRIMIR_DATOS_PRESTAMO:</text:span></text:p>
      <text:p text:style-name="P14"><text:span text:style-name="T2"><text:s text:c="4"/></text:span><text:span text:style-name="T7">imprimir “Nro de prestamo “, PRE_NRO_PRESTAMO<text:line-break/> <text:s text:c="3"/>imprimir “Nombre de cliente “, CLI_NOMBRE<text:line-break/> <text:s text:c="3"/>imprimir “Fecha de inicio “, PRE_FEC_INICIO<text:line-break/> <text:s text:c="3"/>imprimir “Monto total “, PRE_MONTO<text:line-break/> <text:s text:c="3"/>imprimir “Cant. De documentos “, PRE_CANT_DOCUM<text:line-break/> <text:s text:c="3"/>imprimir “Meses entre vencimientos “, PRE_MESES_VTO<text:line-break/> <text:s text:c="3"/>imprimir “Tasa de interes “, PRE_TASA<text:line-break/> <text:s text:c="3"/>imprimir “Aprobado “, PRE_APROBADO<text:line-break/>retorno</text:span></text:p>
      <text:p text:style-name="P16">INGRESAR_OPCION_MANTENIMIENTO</text:p>
      <text:p text:style-name="P11"><text:s/>Repetir</text:p>
      <text:p text:style-name="P11"><text:s text:c="2"/>Ingresar “Desea (B)aja, (M)odificacion, <text:span text:style-name="T11">(AP)obacion</text:span> o (C)onsulta “, W_OPCION</text:p>
      <text:p text:style-name="P11"><text:s/><text:span text:style-name="T8">Hasta W_OPCION=” B” or “M” </text:span><text:span text:style-name="T9">or “AP”</text:span><text:span text:style-name="T8"> or “C”</text:span></text:p>
      <text:p text:style-name="P15"><text:span text:style-name="T7">Retorno</text:span></text:p>
      <text:p text:style-name="P17"><text:span text:style-name="T7">B</text:span><text:span text:style-name="T2">AJA_PRESTAMO:<text:line-break/></text:span></text:p>
      <text:p text:style-name="P17"><text:span text:style-name="T2">retor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PY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PY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am Barrios</meta:initial-creator>
    <meta:editing-cycles>17</meta:editing-cycles>
    <meta:creation-date>2017-06-01T17:33:00</meta:creation-date>
    <dc:date>2017-07-03T16:40:10.332000000</dc:date>
    <meta:editing-duration>PT5H43M11S</meta:editing-duration>
    <meta:generator>LibreOffice/5.3.1.2$Windows_x86 LibreOffice_project/e80a0e0fd1875e1696614d24c32df0f95f03deb2</meta:generator>
    <meta:document-statistic meta:table-count="0" meta:image-count="0" meta:object-count="0" meta:page-count="8" meta:paragraph-count="284" meta:word-count="740" meta:character-count="7021" meta:non-whitespace-character-count="60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